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 fo:text-align="center" style:justify-single-word="false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8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2" style:family="paragraph" style:parent-style-name="Standard">
      <style:text-properties officeooo:rsid="007ebf7e" officeooo:paragraph-rsid="007f193d"/>
    </style:style>
    <style:style style:name="P13" style:family="paragraph" style:parent-style-name="Standard">
      <style:text-properties officeooo:rsid="007ebf7e" officeooo:paragraph-rsid="00846e7e"/>
    </style:style>
    <style:style style:name="P14" style:family="paragraph" style:parent-style-name="Заголовок_20_2_20_титул">
      <style:paragraph-properties fo:text-align="start" style:justify-single-word="false" fo:break-before="page"/>
      <style:text-properties officeooo:rsid="007ebf7e" officeooo:paragraph-rsid="007ebf7e"/>
    </style:style>
    <style:style style:name="P15" style:family="paragraph" style:parent-style-name="Заголовок_20_2_20_титул">
      <style:paragraph-properties fo:text-align="start" style:justify-single-word="false" fo:break-before="page"/>
      <style:text-properties officeooo:rsid="007ebf7e" officeooo:paragraph-rsid="0089b945"/>
    </style:style>
    <style:style style:name="P16" style:family="paragraph" style:parent-style-name="Заголовок_20_2_20_титул">
      <style:paragraph-properties fo:text-align="start" style:justify-single-word="false"/>
      <style:text-properties fo:color="#000000" loext:opacity="100%" style:font-name="Source Code Pro Semibold" fo:font-size="12pt" fo:font-style="normal" fo:text-shadow="none" fo:font-weight="600" officeooo:rsid="00388b02" officeooo:paragraph-rsid="007ebf7e" style:font-size-asian="11pt" style:font-style-asian="italic" style:font-size-complex="11pt" style:font-style-complex="italic" style:font-relief="none"/>
    </style:style>
    <style:style style:name="P17" style:family="paragraph" style:parent-style-name="Заголовок_20_1_20_титул">
      <style:text-properties officeooo:rsid="008c7d7c" officeooo:paragraph-rsid="008c7d7c"/>
    </style:style>
    <style:style style:name="P18" style:family="paragraph" style:parent-style-name="Заголовок_20_2_20_титул">
      <style:paragraph-properties fo:text-align="center" style:justify-single-word="false"/>
      <style:text-properties officeooo:rsid="008c7d7c" officeooo:paragraph-rsid="008c7d7c"/>
    </style:style>
    <style:style style:name="P19" style:family="paragraph" style:parent-style-name="Заголовок_20_2_20_титул">
      <style:paragraph-properties fo:text-align="start" style:justify-single-word="false"/>
      <style:text-properties fo:language="ru" fo:country="RU" officeooo:rsid="007ebf7e" officeooo:paragraph-rsid="007ebf7e"/>
    </style:style>
    <style:style style:name="P20" style:family="paragraph" style:parent-style-name="Заголовок_20_2_20_титул">
      <style:paragraph-properties fo:text-align="start" style:justify-single-word="false"/>
      <style:text-properties fo:language="ru" fo:country="RU" officeooo:rsid="007ebf7e" officeooo:paragraph-rsid="007f193d"/>
    </style:style>
    <style:style style:name="P21" style:family="paragraph" style:parent-style-name="Заголовок_20_2_20_титул">
      <style:paragraph-properties fo:text-align="start" style:justify-single-word="false"/>
      <style:text-properties fo:language="ru" fo:country="RU" officeooo:rsid="007ebf7e" officeooo:paragraph-rsid="00846e7e"/>
    </style:style>
    <style:style style:name="P22" style:family="paragraph" style:parent-style-name="Заголовок_20_2_20_титул">
      <style:paragraph-properties fo:text-align="start" style:justify-single-word="false"/>
      <style:text-properties fo:language="ru" fo:country="RU" officeooo:rsid="007ebf7e" officeooo:paragraph-rsid="00886548"/>
    </style:style>
    <style:style style:name="P23" style:family="paragraph" style:parent-style-name="Заголовок_20_2_20_титул">
      <style:paragraph-properties fo:text-align="start" style:justify-single-word="false"/>
      <style:text-properties fo:language="ru" fo:country="RU" officeooo:rsid="007ebf7e" officeooo:paragraph-rsid="0089b945"/>
    </style:style>
    <style:style style:name="P24" style:family="paragraph" style:parent-style-name="Standard">
      <style:text-properties fo:language="ru" fo:country="RU" officeooo:rsid="007ebf7e" officeooo:paragraph-rsid="007ebf7e"/>
    </style:style>
    <style:style style:name="P2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17feb" officeooo:paragraph-rsid="00917feb"/>
    </style:style>
    <style:style style:name="P26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7" style:family="paragraph" style:parent-style-name="Standard" style:list-style-name="Нумерация_20_кода">
      <style:text-properties officeooo:paragraph-rsid="007ebf7e"/>
    </style:style>
    <style:style style:name="P28" style:family="paragraph" style:parent-style-name="Standard" style:list-style-name="Нумерация_20_кода">
      <style:text-properties officeooo:paragraph-rsid="007f193d"/>
    </style:style>
    <style:style style:name="P29" style:family="paragraph" style:parent-style-name="Standard" style:list-style-name="Нумерация_20_кода">
      <style:text-properties officeooo:paragraph-rsid="00886548"/>
    </style:style>
    <style:style style:name="P30" style:family="paragraph" style:parent-style-name="Standard" style:list-style-name="Нумерация_20_кода">
      <style:text-properties officeooo:paragraph-rsid="0089b945"/>
    </style:style>
    <style:style style:name="P31" style:family="paragraph" style:parent-style-name="Standard" style:list-style-name="Нумерация_20_кода">
      <style:text-properties fo:color="#000000" loext:opacity="100%" style:font-name="Source Code Pro Semibol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P32" style:family="paragraph" style:parent-style-name="Standard" style:list-style-name="Нумерация_20_кода">
      <style:text-properties fo:color="#000000" loext:opacity="100%" style:font-name="Source Code Pro Semibold" fo:font-size="12pt" fo:font-style="normal" fo:text-shadow="none" fo:font-weight="600" officeooo:rsid="00388b02" officeooo:paragraph-rsid="00886548" style:font-size-asian="11pt" style:font-style-asian="italic" style:font-size-complex="11pt" style:font-style-complex="italic" style:font-relief="none"/>
    </style:style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>
      <style:text-properties officeooo:paragraph-rsid="007ebf7e"/>
    </style:style>
    <style:style style:name="P35" style:family="paragraph" style:parent-style-name="Standard">
      <style:text-properties officeooo:paragraph-rsid="00934992"/>
    </style:style>
    <style:style style:name="P36" style:family="paragraph" style:parent-style-name="Standard">
      <style:text-properties officeooo:rsid="00934992" officeooo:paragraph-rsid="00934992"/>
    </style:style>
    <style:style style:name="P37" style:family="paragraph" style:parent-style-name="Standard">
      <style:text-properties officeooo:rsid="007ebf7e" officeooo:paragraph-rsid="00886548"/>
    </style:style>
    <style:style style:name="P38" style:family="paragraph" style:parent-style-name="Standard">
      <style:text-properties officeooo:rsid="007ebf7e" officeooo:paragraph-rsid="0089b945"/>
    </style:style>
    <style:style style:name="P39" style:family="paragraph" style:parent-style-name="Standard">
      <style:text-properties officeooo:paragraph-rsid="007f193d"/>
    </style:style>
    <style:style style:name="P40" style:family="paragraph" style:parent-style-name="Standard">
      <loext:graphic-properties draw:fill="solid" draw:fill-color="#282a36" draw:opacity="100%"/>
      <style:paragraph-properties fo:background-color="#282a36"/>
      <style:text-properties style:use-window-font-color="true" loext:opacity="0%" fo:language="zxx" fo:country="none" fo:font-style="normal" style:text-underline-style="none" fo:font-weight="normal" officeooo:paragraph-rsid="0096da2b" fo:background-color="transparent"/>
    </style:style>
    <style:style style:name="P41" style:family="paragraph" style:parent-style-name="Standard">
      <style:text-properties officeooo:paragraph-rsid="00886548"/>
    </style:style>
    <style:style style:name="P42" style:family="paragraph" style:parent-style-name="Вывод_20_текст_20_в_20_консоли">
      <style:text-properties officeooo:paragraph-rsid="0096da2b"/>
    </style:style>
    <style:style style:name="P43" style:family="paragraph" style:parent-style-name="Вывод_20_текст_20_в_20_консоли">
      <style:text-properties officeooo:paragraph-rsid="009b49a6"/>
    </style:style>
    <style:style style:name="P44" style:family="paragraph" style:parent-style-name="Вывод_20_текст_20_в_20_консоли">
      <style:text-properties officeooo:paragraph-rsid="009de1f1"/>
    </style:style>
    <style:style style:name="P45" style:family="paragraph" style:parent-style-name="Заголовок_20_2_20_титул">
      <style:paragraph-properties fo:text-align="start" style:justify-single-word="false"/>
      <style:text-properties officeooo:rsid="007ebf7e" officeooo:paragraph-rsid="007ebf7e"/>
    </style:style>
    <style:style style:name="P46" style:family="paragraph" style:parent-style-name="Заголовок_20_2_20_титул">
      <style:paragraph-properties fo:text-align="start" style:justify-single-word="false" fo:break-before="page"/>
      <style:text-properties officeooo:rsid="0091b967" officeooo:paragraph-rsid="0091b967"/>
    </style:style>
    <style:style style:name="P47" style:family="paragraph" style:parent-style-name="Заголовок_20_2_20_титул">
      <style:paragraph-properties fo:text-align="start" style:justify-single-word="false"/>
      <style:text-properties officeooo:paragraph-rsid="007ebf7e"/>
    </style:style>
    <style:style style:name="P48" style:family="paragraph" style:parent-style-name="Листинг">
      <style:text-properties officeooo:paragraph-rsid="009b49a6"/>
    </style:style>
    <style:style style:name="P49" style:family="paragraph" style:parent-style-name="Листинг">
      <style:text-properties officeooo:paragraph-rsid="009de1f1"/>
    </style:style>
    <style:style style:name="P50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1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52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53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54" style:family="paragraph" style:parent-style-name="Мой_20_код">
      <loext:graphic-properties draw:fill="solid" draw:fill-color="#282a36" draw:opacity="100%"/>
      <style:paragraph-properties ch2_options="{'Style': 'dracula', 'Language': 'Kotlin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ebf7e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fo:letter-spacing="-0.004cm"/>
    </style:style>
    <style:style style:name="T10" style:family="text">
      <style:text-properties fo:letter-spacing="-0.004cm" fo:language="en" fo:country="US"/>
    </style:style>
    <style:style style:name="T11" style:family="text">
      <style:text-properties fo:letter-spacing="-0.004cm" fo:language="ru" fo:country="RU"/>
    </style:style>
    <style:style style:name="T12" style:family="text">
      <style:text-properties fo:letter-spacing="-0.004cm" fo:language="ru" fo:country="RU" officeooo:rsid="00917feb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7ebf7e"/>
    </style:style>
    <style:style style:name="T15" style:family="text">
      <style:text-properties fo:language="en" fo:country="US" officeooo:rsid="00886548"/>
    </style:style>
    <style:style style:name="T16" style:family="text">
      <style:text-properties fo:language="en" fo:country="US" officeooo:rsid="0089b945"/>
    </style:style>
    <style:style style:name="T17" style:family="text">
      <style:text-properties fo:language="en" fo:country="US" officeooo:rsid="008eff66"/>
    </style:style>
    <style:style style:name="T18" style:family="text">
      <style:text-properties fo:language="en" fo:country="US" officeooo:rsid="009c1c8a"/>
    </style:style>
    <style:style style:name="T19" style:family="text">
      <style:text-properties fo:language="en" fo:country="US" officeooo:rsid="00a33860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71a3e6"/>
    </style:style>
    <style:style style:name="T22" style:family="text">
      <style:text-properties fo:language="ru" fo:country="RU" officeooo:rsid="007ebf7e"/>
    </style:style>
    <style:style style:name="T23" style:family="text">
      <style:text-properties fo:language="ru" fo:country="RU" officeooo:rsid="0088b5b8"/>
    </style:style>
    <style:style style:name="T24" style:family="text">
      <style:text-properties fo:language="ru" fo:country="RU" officeooo:rsid="0089b945"/>
    </style:style>
    <style:style style:name="T25" style:family="text">
      <style:text-properties fo:color="#000000" loext:opacity="100%" style:font-name="Source Code Pro Semibol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T26" style:family="text">
      <style:text-properties officeooo:rsid="007ebf7e"/>
    </style:style>
    <style:style style:name="T27" style:family="text">
      <style:text-properties style:font-name="TimesNewRomanPSMT" fo:font-size="14pt" style:font-size-asian="14pt"/>
    </style:style>
    <style:style style:name="T28" style:family="text">
      <style:text-properties style:font-name="TimesNewRomanPSMT" fo:font-size="14pt" fo:language="ru" fo:country="RU" officeooo:rsid="007ebf7e" style:font-size-asian="14pt"/>
    </style:style>
    <style:style style:name="T29" style:family="text">
      <style:text-properties style:font-name="TimesNewRomanPSMT" fo:font-size="14pt" fo:language="ru" fo:country="RU" officeooo:rsid="00934992" style:font-size-asian="14pt"/>
    </style:style>
    <style:style style:name="T30" style:family="text">
      <style:text-properties style:font-name="TimesNewRomanPSMT" fo:font-size="14pt" fo:language="ru" fo:country="RU" officeooo:rsid="007f193d" style:font-size-asian="14pt"/>
    </style:style>
    <style:style style:name="T31" style:family="text">
      <style:text-properties style:font-name="TimesNewRomanPSMT" fo:font-size="14pt" fo:language="ru" fo:country="RU" officeooo:rsid="0088b5b8" style:font-size-asian="14pt"/>
    </style:style>
    <style:style style:name="T32" style:family="text">
      <style:text-properties style:font-name="TimesNewRomanPSMT" fo:font-size="14pt" fo:language="en" fo:country="US" style:font-size-asian="14pt"/>
    </style:style>
    <style:style style:name="T33" style:family="text">
      <style:text-properties style:font-name="TimesNewRomanPSMT" fo:font-size="14pt" fo:language="en" fo:country="US" officeooo:rsid="00934992" style:font-size-asian="14pt"/>
    </style:style>
    <style:style style:name="T34" style:family="text">
      <style:text-properties style:font-name="TimesNewRomanPSMT" fo:font-size="10pt" style:font-size-asian="10pt"/>
    </style:style>
    <style:style style:name="T35" style:family="text">
      <style:text-properties style:font-name="TimesNewRomanPS-ItalicMT" fo:font-size="14pt" fo:font-style="italic" style:font-size-asian="14pt" style:font-style-asian="italic"/>
    </style:style>
    <style:style style:name="T36" style:family="text">
      <style:text-properties style:font-name="TimesNewRomanPS-ItalicMT" fo:font-size="9pt" fo:font-style="italic" style:font-size-asian="9pt" style:font-style-asian="italic"/>
    </style:style>
    <style:style style:name="T37" style:family="text">
      <style:text-properties fo:color="#8be9fd" loext:opacity="100%"/>
    </style:style>
    <style:style style:name="T38" style:family="text">
      <style:text-properties fo:color="#8be9fd" loext:opacity="100%" fo:font-style="italic"/>
    </style:style>
    <style:style style:name="T39" style:family="text">
      <style:text-properties fo:color="#8be9fd" loext:opacity="100%" style:font-name="Source Code Pro Semibold" fo:font-size="12pt" fo:font-style="italic" fo:text-shadow="none" officeooo:rsid="00388b02" style:font-size-asian="11pt" style:font-style-asian="italic" style:font-size-complex="11pt" style:font-style-complex="italic" style:font-relief="none"/>
    </style:style>
    <style:style style:name="T40" style:family="text">
      <style:text-properties fo:color="#8be9fd" loext:opacity="100%" style:font-name="Source Code Pro Semibold" fo:font-size="12pt" fo:font-style="italic" fo:text-shadow="none" officeooo:rsid="00388b02" style:font-size-asian="11pt" style:font-style-asian="italic" style:font-name-complex="Lohit Devanagari" style:font-size-complex="11pt" style:font-style-complex="italic" style:font-relief="none"/>
    </style:style>
    <style:style style:name="T41" style:family="text">
      <style:text-properties fo:color="#8be9fd" loext:opacity="100%" fo:language="en" fo:country="US" fo:font-style="italic"/>
    </style:style>
    <style:style style:name="T42" style:family="text">
      <style:text-properties fo:color="#8be9fd" loext:opacity="100%" fo:language="en" fo:country="US" fo:font-style="italic" officeooo:rsid="00a33860"/>
    </style:style>
    <style:style style:name="T43" style:family="text">
      <style:text-properties fo:color="#f8f8f2" loext:opacity="100%"/>
    </style:style>
    <style:style style:name="T44" style:family="text">
      <style:text-properties fo:color="#f8f8f2" loext:opacity="100%" fo:font-style="normal" style:text-underline-style="none" fo:font-weight="normal"/>
    </style:style>
    <style:style style:name="T45" style:family="text">
      <style:text-properties fo:color="#f8f8f2" loext:opacity="100%" fo:font-size="12pt"/>
    </style:style>
    <style:style style:name="T46" style:family="text">
      <style:text-properties fo:color="#f8f8f2" loext:opacity="100%" style:font-name="Source Code Pro Semibold" fo:font-size="12pt" fo:text-shadow="none" officeooo:rsid="00388b02" style:font-size-asian="11pt" style:font-style-asian="italic" style:font-size-complex="11pt" style:font-style-complex="italic" style:font-relief="none"/>
    </style:style>
    <style:style style:name="T47" style:family="text">
      <style:text-properties fo:color="#f8f8f2" loext:opacity="100%" style:font-name="Source Code Pro Semibold" fo:font-size="12pt" fo:text-shadow="none" officeooo:rsid="00388b02" style:font-size-asian="11pt" style:font-style-asian="italic" style:font-name-complex="Lohit Devanagari" style:font-size-complex="11pt" style:font-style-complex="italic" style:font-relief="none"/>
    </style:style>
    <style:style style:name="T48" style:family="text">
      <style:text-properties fo:color="#f8f8f2" loext:opacity="100%" fo:language="ru" fo:country="RU" officeooo:rsid="00a13c4e"/>
    </style:style>
    <style:style style:name="T49" style:family="text">
      <style:text-properties fo:color="#f8f8f2" loext:opacity="100%" fo:language="en" fo:country="US"/>
    </style:style>
    <style:style style:name="T50" style:family="text">
      <style:text-properties fo:color="#f8f8f2" loext:opacity="100%" fo:language="en" fo:country="US" officeooo:rsid="009c1c8a"/>
    </style:style>
    <style:style style:name="T51" style:family="text">
      <style:text-properties fo:color="#f8f8f2" loext:opacity="100%" fo:language="en" fo:country="US" officeooo:rsid="00a33860"/>
    </style:style>
    <style:style style:name="T52" style:family="text">
      <style:text-properties fo:color="#f8f8f2" loext:opacity="100%" officeooo:rsid="00a13c4e"/>
    </style:style>
    <style:style style:name="T53" style:family="text">
      <style:text-properties fo:color="#50fa7b" loext:opacity="100%"/>
    </style:style>
    <style:style style:name="T54" style:family="text">
      <style:text-properties fo:color="#50fa7b" loext:opacity="100%" style:font-name="Source Code Pro Semibold" fo:font-size="12pt" fo:text-shadow="none" officeooo:rsid="00388b02" style:font-size-asian="11pt" style:font-style-asian="italic" style:font-size-complex="11pt" style:font-style-complex="italic" style:font-relief="none"/>
    </style:style>
    <style:style style:name="T55" style:family="text">
      <style:text-properties fo:color="#50fa7b" loext:opacity="100%" style:font-name="Source Code Pro Semibold" fo:font-size="12pt" fo:text-shadow="none" officeooo:rsid="00388b02" style:font-size-asian="11pt" style:font-style-asian="italic" style:font-name-complex="Lohit Devanagari" style:font-size-complex="11pt" style:font-style-complex="italic" style:font-relief="none"/>
    </style:style>
    <style:style style:name="T56" style:family="text">
      <style:text-properties fo:color="#ff79c6" loext:opacity="100%"/>
    </style:style>
    <style:style style:name="T57" style:family="text">
      <style:text-properties fo:color="#ff79c6" loext:opacity="100%" style:font-name="Source Code Pro Semibold" fo:font-size="12pt" fo:text-shadow="none" officeooo:rsid="00388b02" style:font-size-asian="11pt" style:font-style-asian="italic" style:font-size-complex="11pt" style:font-style-complex="italic" style:font-relief="none"/>
    </style:style>
    <style:style style:name="T58" style:family="text">
      <style:text-properties fo:color="#ff79c6" loext:opacity="100%" fo:font-size="12pt"/>
    </style:style>
    <style:style style:name="T59" style:family="text">
      <style:text-properties fo:color="#ffb86c" loext:opacity="100%"/>
    </style:style>
    <style:style style:name="T60" style:family="text">
      <style:text-properties fo:color="#ffb86c" loext:opacity="100%" style:font-name="Source Code Pro Semibold" fo:font-size="12pt" fo:text-shadow="none" officeooo:rsid="00388b02" style:font-size-asian="11pt" style:font-style-asian="italic" style:font-size-complex="11pt" style:font-style-complex="italic" style:font-relief="none"/>
    </style:style>
    <style:style style:name="T61" style:family="text">
      <style:text-properties fo:color="#bd93f9" loext:opacity="100%"/>
    </style:style>
    <style:style style:name="T62" style:family="text">
      <style:text-properties fo:color="#bd93f9" loext:opacity="100%" style:font-name="Source Code Pro Semibold" fo:font-size="12pt" fo:text-shadow="none" officeooo:rsid="00388b02" style:font-size-asian="11pt" style:font-style-asian="italic" style:font-size-complex="11pt" style:font-style-complex="italic" style:font-relief="none"/>
    </style:style>
    <style:style style:name="T63" style:family="text">
      <style:text-properties fo:color="#bd93f9" loext:opacity="100%" fo:language="en" fo:country="US"/>
    </style:style>
    <style:style style:name="T64" style:family="text">
      <style:text-properties fo:color="#bd93f9" loext:opacity="100%" fo:language="en" fo:country="US" officeooo:rsid="00a13c4e"/>
    </style:style>
    <style:style style:name="T65" style:family="text">
      <style:text-properties fo:color="#bd93f9" loext:opacity="100%" fo:language="en" fo:country="US" officeooo:rsid="00a33860"/>
    </style:style>
    <style:style style:name="T66" style:family="text">
      <style:text-properties fo:color="#bd93f9" loext:opacity="100%" officeooo:rsid="00a13c4e"/>
    </style:style>
    <style:style style:name="T67" style:family="text">
      <style:text-properties fo:font-size="12pt"/>
    </style:style>
    <style:style style:name="T68" style:family="text">
      <style:text-properties fo:color="#6272a4" loext:opacity="100%"/>
    </style:style>
    <style:style style:name="T69" style:family="text">
      <style:text-properties fo:color="#6272a4" loext:opacity="100%" fo:font-size="12pt"/>
    </style:style>
    <style:style style:name="T70" style:family="text">
      <style:text-properties fo:color="#6272a4" loext:opacity="100%" style:font-name="Source Code Pro Semibold" fo:font-size="12pt" fo:text-shadow="none" officeooo:rsid="00388b02" style:font-size-asian="11pt" style:font-style-asian="italic" style:font-size-complex="11pt" style:font-style-complex="italic" style:font-relief="none"/>
    </style:style>
    <style:style style:name="T71" style:family="text">
      <style:text-properties fo:color="#6272a4" loext:opacity="100%" style:font-name="Source Code Pro Semibold" fo:font-size="12pt" fo:text-shadow="none" officeooo:rsid="00388b02" style:font-size-asian="11pt" style:font-style-asian="italic" style:font-size-complex="11pt" style:font-style-complex="italic" style:font-relief="none"/>
    </style:style>
    <style:style style:name="T72" style:family="text">
      <style:text-properties fo:color="#6272a4" loext:opacity="100%" officeooo:rsid="00a13c4e"/>
    </style:style>
    <style:style style:name="T73" style:family="text">
      <style:text-properties style:font-name="Source Code Pro Semibold" fo:font-size="12pt" fo:text-shadow="none" officeooo:rsid="00388b02" style:font-size-asian="11pt" style:font-style-asian="italic" style:font-size-complex="11pt" style:font-style-complex="italic" style:font-relief="none"/>
    </style:style>
    <style:style style:name="T74" style:family="text">
      <style:text-properties officeooo:rsid="009ede41"/>
    </style:style>
    <style:style style:name="T75" style:family="text">
      <style:text-properties officeooo:rsid="00a13c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6">Министерство образования, науки и молодежной политики</text:p>
      <text:p text:style-name="P4">Краснодарского <text:s/>края</text:p>
      <text:p text:style-name="P8">Государственное бюджетное профессиональное образовательное учреждение Краснодарского края «Ейский полипрофильный колледж»</text:p>
      <text:p text:style-name="P11"><text:span text:style-name="Emphasis"/></text:p>
      <text:p text:style-name="P1"/>
      <text:p text:style-name="P1"/>
      <text:p text:style-name="P18">Разработка мобильных приложений</text:p>
      <text:p text:style-name="P17"><text:span text:style-name="T9">Лабораторная работа </text:span><text:span text:style-name="T11">№2</text:span></text:p>
      <text:p text:style-name="P17"><text:span text:style-name="T11">Знакомство с базовым синтаксисом </text:span><text:span text:style-name="T12">языка программирования</text:span><text:span text:style-name="T11"> </text:span><text:span text:style-name="T10">Kotlin</text:span></text:p>
      <text:p text:style-name="Заголовок_20_2_20_титул"/>
      <text:p text:style-name="P6"><text:span text:style-name="T6">Выполн</text:span><text:span text:style-name="T7">ил:</text:span><text:span text:style-name="T4"> </text:span></text:p>
      <text:p text:style-name="P6"><text:span text:style-name="T5">студент ЕПК,</text:span> <text:span text:style-name="T5">группа</text:span> <text:span text:style-name="T21">И-</text:span><text:span text:style-name="T22">3</text:span><text:span text:style-name="T21">1</text:span></text:p>
      <text:p text:style-name="P25">Сафронов Данил</text:p>
      <text:p text:style-name="P7"/>
      <text:p text:style-name="P10"><text:span text:style-name="T5">Проверил</text:span>:</text:p>
      <text:p text:style-name="P5"><text:span text:style-name="T5">преподаватель </text:span><text:span text:style-name="T8">курса</text:span></text:p>
      <text:p text:style-name="P9">Фомин А. Т.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p text:style-name="P46">Вариант 17</text:p>
      <text:p text:style-name="P45">Модуль 2.2</text:p>
      <text:p text:style-name="P34"><text:span text:style-name="T22">Задание: </text:span><text:span text:style-name="T27">Ввести с клавиатуры координаты точки </text:span><text:span text:style-name="T35">А(x,y)</text:span><text:span text:style-name="T27">. Определить, лежит ли</text:span></text:p>
      <text:p text:style-name="P24"><text:span text:style-name="T27">данная точка в четвертой четверти. Ответ вывести в виде сообщения.</text:span></text:p>
      <text:p text:style-name="Листинг">Листинг 1. <text:span text:style-name="T14">Main.kt</text:span></text:p>
      <text:p text:style-name="P50"><text:span text:style-name="T69">1 <text:s/></text:span><text:span text:style-name="T38">fun</text:span><text:span text:style-name="T43"> </text:span><text:span text:style-name="T53">main</text:span><text:span text:style-name="T43">() {</text:span></text:p>
      <text:p text:style-name="P50"><text:span text:style-name="T69">2 <text:s/></text:span><text:span text:style-name="T43"><text:s text:c="4"/></text:span><text:span text:style-name="T38">val</text:span><text:span text:style-name="T43"> </text:span><text:span text:style-name="T38">x</text:span><text:span text:style-name="T43">: </text:span><text:span text:style-name="T37">Double</text:span><text:span text:style-name="T43"> </text:span><text:span text:style-name="T56">=</text:span><text:span text:style-name="T43"> readln().</text:span><text:span text:style-name="T53">toDouble</text:span><text:span text:style-name="T43">();</text:span></text:p>
      <text:p text:style-name="P50"><text:span text:style-name="T69">3 <text:s/></text:span><text:span text:style-name="T43"><text:s text:c="4"/></text:span><text:span text:style-name="T38">val</text:span><text:span text:style-name="T43"> </text:span><text:span text:style-name="T38">y</text:span><text:span text:style-name="T43">: </text:span><text:span text:style-name="T37">Double</text:span><text:span text:style-name="T43"> </text:span><text:span text:style-name="T56">=</text:span><text:span text:style-name="T43"> readln().</text:span><text:span text:style-name="T53">toDouble</text:span><text:span text:style-name="T43">();</text:span></text:p>
      <text:p text:style-name="P50"><text:span text:style-name="T69">4 <text:s/></text:span><text:span text:style-name="T43"><text:s text:c="4"/></text:span><text:span text:style-name="T56">if</text:span><text:span text:style-name="T43"> (x </text:span><text:span text:style-name="T56">&gt;</text:span><text:span text:style-name="T43"> </text:span><text:span text:style-name="T59">0</text:span><text:span text:style-name="T43"> </text:span><text:span text:style-name="T56">&amp;&amp;</text:span><text:span text:style-name="T43"> y </text:span><text:span text:style-name="T56">&lt;</text:span><text:span text:style-name="T43"> </text:span><text:span text:style-name="T59">0</text:span><text:span text:style-name="T43">) {</text:span></text:p>
      <text:p text:style-name="P50"><text:span text:style-name="T69">5 <text:s/></text:span><text:span text:style-name="T43"><text:s text:c="8"/>println(</text:span><text:span text:style-name="T61">"Yes, the point is situated in fourth quarter"</text:span><text:span text:style-name="T43">);</text:span></text:p>
      <text:p text:style-name="P50"><text:span text:style-name="T69">6 <text:s/></text:span><text:span text:style-name="T43"><text:s text:c="4"/>}</text:span></text:p>
      <text:p text:style-name="P52"><text:span text:style-name="T69">7 <text:s/></text:span>}</text:p>
      <text:p text:style-name="P47"><text:span text:style-name="T22">Консольный вывод:</text:span></text:p>
      <text:p text:style-name="Вывод_20_текст_20_в_20_консоли">x = 1</text:p>
      <text:p text:style-name="Вывод_20_текст_20_в_20_консоли">y = -10</text:p>
      <text:p text:style-name="Вывод_20_текст_20_в_20_консоли">Yes, the point is situated in fourth quarter</text:p>
      <text:p text:style-name="P16"/>
      <text:p text:style-name="P16"/>
      <text:p text:style-name="P14">Модуль 2.<text:span text:style-name="T13">3</text:span></text:p>
      <text:p text:style-name="P35"><text:span text:style-name="T22">Задание: </text:span><text:span text:style-name="T27">Даны координаты точек </text:span><text:span text:style-name="T35">A</text:span><text:span text:style-name="T36">1</text:span><text:span text:style-name="T35">(x</text:span><text:span text:style-name="T36">1</text:span><text:span text:style-name="T35">, y</text:span><text:span text:style-name="T36">1</text:span><text:span text:style-name="T35">)</text:span><text:span text:style-name="T27">, </text:span><text:span text:style-name="T35">A</text:span><text:span text:style-name="T36">2</text:span><text:span text:style-name="T35">(x</text:span><text:span text:style-name="T36">2</text:span><text:span text:style-name="T35">, y</text:span><text:span text:style-name="T36">2</text:span><text:span text:style-name="T35">)</text:span><text:span text:style-name="T27">, </text:span><text:span text:style-name="T35">A</text:span><text:span text:style-name="T36">3</text:span><text:span text:style-name="T35">(x</text:span><text:span text:style-name="T36">3</text:span><text:span text:style-name="T35">, y</text:span><text:span text:style-name="T36">3</text:span><text:span text:style-name="T35">)</text:span><text:span text:style-name="T27">. Определить, лежат ли эти точки в </text:span><text:span text:style-name="T28">первой четверти. </text:span></text:p>
      <text:p text:style-name="P35"><text:span text:style-name="T29">1. </text:span><text:span text:style-name="T33">a = 9; b = 2</text:span></text:p>
      <text:p text:style-name="P36"><text:span text:style-name="T32">2. a = 7; b = -3</text:span></text:p>
      <text:p text:style-name="P36"><text:span text:style-name="T32">3. a = 0.1; b = 4</text:span></text:p>
      <text:p text:style-name="P50"><text:span text:style-name="T70"><text:s/>1 <text:s/></text:span><text:span text:style-name="T39">fun</text:span><text:span text:style-name="T46"> </text:span><text:span text:style-name="T54">main</text:span><text:span text:style-name="T46">() {</text:span></text:p>
      <text:p text:style-name="P50"><text:span text:style-name="T70"><text:s/>2 <text:s/></text:span><text:span text:style-name="T46"><text:s text:c="4"/></text:span><text:span text:style-name="T39">val</text:span><text:span text:style-name="T46"> </text:span><text:span text:style-name="T39">a1</text:span><text:span text:style-name="T46"> </text:span><text:span text:style-name="T57">=</text:span><text:span text:style-name="T46"> </text:span><text:span text:style-name="T60">9</text:span><text:span text:style-name="T46">;</text:span></text:p>
      <text:p text:style-name="P50"><text:span text:style-name="T70"><text:s/>3 <text:s/></text:span><text:span text:style-name="T46"><text:s text:c="4"/></text:span><text:span text:style-name="T39">val</text:span><text:span text:style-name="T46"> </text:span><text:span text:style-name="T39">b1</text:span><text:span text:style-name="T46"> </text:span><text:span text:style-name="T57">=</text:span><text:span text:style-name="T46"> </text:span><text:span text:style-name="T60">2</text:span><text:span text:style-name="T46">;</text:span></text:p>
      <text:p text:style-name="P50"><text:span text:style-name="T70"><text:s/>4 <text:s/></text:span><text:span text:style-name="T46"><text:s text:c="4"/></text:span><text:span text:style-name="T39">val</text:span><text:span text:style-name="T46"> </text:span><text:span text:style-name="T39">a2</text:span><text:span text:style-name="T46"> </text:span><text:span text:style-name="T57">=</text:span><text:span text:style-name="T46"> </text:span><text:span text:style-name="T60">7</text:span><text:span text:style-name="T46">;</text:span></text:p>
      <text:p text:style-name="P50"><text:span text:style-name="T70"><text:s/>5 <text:s/></text:span><text:span text:style-name="T46"><text:s text:c="4"/></text:span><text:span text:style-name="T39">val</text:span><text:span text:style-name="T46"> </text:span><text:span text:style-name="T39">b2</text:span><text:span text:style-name="T46"> </text:span><text:span text:style-name="T57">=</text:span><text:span text:style-name="T46"> </text:span><text:span text:style-name="T57">-</text:span><text:span text:style-name="T60">3</text:span><text:span text:style-name="T46">;</text:span></text:p>
      <text:p text:style-name="P50"><text:span text:style-name="T70"><text:s/>6 <text:s/></text:span><text:span text:style-name="T46"><text:s text:c="4"/></text:span><text:span text:style-name="T39">val</text:span><text:span text:style-name="T46"> </text:span><text:span text:style-name="T39">a3</text:span><text:span text:style-name="T46"> </text:span><text:span text:style-name="T57">=</text:span><text:span text:style-name="T46"> </text:span><text:span text:style-name="T60">0.1</text:span><text:span text:style-name="T46">;</text:span></text:p>
      <text:p text:style-name="P50"><text:span text:style-name="T70"><text:s/>7 <text:s/></text:span><text:span text:style-name="T46"><text:s text:c="4"/></text:span><text:span text:style-name="T39">val</text:span><text:span text:style-name="T46"> </text:span><text:span text:style-name="T39">b3</text:span><text:span text:style-name="T46"> </text:span><text:span text:style-name="T57">=</text:span><text:span text:style-name="T46"> </text:span><text:span text:style-name="T60">4</text:span><text:span text:style-name="T46">;</text:span></text:p>
      <text:p text:style-name="P50"><text:span text:style-name="T70"><text:s/>8 <text:s/></text:span><text:span text:style-name="T46"><text:s text:c="4"/></text:span><text:span text:style-name="T57">if</text:span><text:span text:style-name="T46"> (a1 </text:span><text:span text:style-name="T57">&lt;</text:span><text:span text:style-name="T46"> </text:span><text:span text:style-name="T60">0</text:span><text:span text:style-name="T46"> </text:span><text:span text:style-name="T57">&amp;&amp;</text:span><text:span text:style-name="T46"> b1 </text:span><text:span text:style-name="T57">&gt;</text:span><text:span text:style-name="T46"> </text:span><text:span text:style-name="T60">0</text:span><text:span text:style-name="T46">) {</text:span></text:p>
      <text:p text:style-name="P50"><text:span text:style-name="T70"><text:s/>9 <text:s/></text:span><text:span text:style-name="T46"><text:s text:c="8"/>println(</text:span><text:span text:style-name="T62">"Первая точка находится в первой четверти"</text:span><text:span text:style-name="T46">);</text:span></text:p>
      <text:p text:style-name="P50"><text:span text:style-name="T70">10 <text:s/></text:span><text:span text:style-name="T46"><text:s text:c="4"/>} </text:span><text:span text:style-name="T57">else</text:span><text:span text:style-name="T46"> {</text:span></text:p>
      <text:p text:style-name="P50"><text:span text:style-name="T70">11 <text:s/></text:span><text:span text:style-name="T46"><text:s text:c="8"/>println(</text:span><text:span text:style-name="T62">"Первая точка не находится в первой четверти"</text:span><text:span text:style-name="T46">);</text:span></text:p>
      <text:p text:style-name="P50"><text:span text:style-name="T70">12 <text:s/></text:span><text:span text:style-name="T46"><text:s text:c="4"/>}</text:span></text:p>
      <text:p text:style-name="P50"><text:span text:style-name="T70">13 <text:s/></text:span><text:span text:style-name="T46"><text:s text:c="4"/></text:span><text:span text:style-name="T57">if</text:span><text:span text:style-name="T46"> (a2 </text:span><text:span text:style-name="T57">&lt;</text:span><text:span text:style-name="T46"> </text:span><text:span text:style-name="T60">0</text:span><text:span text:style-name="T46"> </text:span><text:span text:style-name="T57">&amp;&amp;</text:span><text:span text:style-name="T46"> b2 </text:span><text:span text:style-name="T57">&gt;</text:span><text:span text:style-name="T46"> </text:span><text:span text:style-name="T60">0</text:span><text:span text:style-name="T46">) {</text:span></text:p>
      <text:p text:style-name="P50"><text:span text:style-name="T70">14 <text:s/></text:span><text:span text:style-name="T46"><text:s text:c="8"/>println(</text:span><text:span text:style-name="T62">"Вторая точка находится в первой четверти"</text:span><text:span text:style-name="T46">);</text:span></text:p>
      <text:p text:style-name="P50"><text:span text:style-name="T70">15 <text:s/></text:span><text:span text:style-name="T46"><text:s text:c="4"/>}</text:span><text:span text:style-name="T57">else</text:span><text:span text:style-name="T46"> {</text:span></text:p>
      <text:p text:style-name="P50"><text:span text:style-name="T70">16 <text:s/></text:span><text:span text:style-name="T46"><text:s text:c="8"/>println(</text:span><text:span text:style-name="T62">"Вторая точка не находится в первой четверти"</text:span><text:span text:style-name="T46">);</text:span></text:p>
      <text:p text:style-name="P50"><text:span text:style-name="T70">17 <text:s/></text:span><text:span text:style-name="T46"><text:s text:c="4"/>}</text:span></text:p>
      <text:p text:style-name="P50"><text:span text:style-name="T70">18 <text:s/></text:span><text:span text:style-name="T46"><text:s text:c="4"/></text:span><text:span text:style-name="T57">if</text:span><text:span text:style-name="T46"> (a3 </text:span><text:span text:style-name="T57">&lt;</text:span><text:span text:style-name="T46"> </text:span><text:span text:style-name="T60">0</text:span><text:span text:style-name="T46"> </text:span><text:span text:style-name="T57">&amp;&amp;</text:span><text:span text:style-name="T46"> b3 </text:span><text:span text:style-name="T57">&gt;</text:span><text:span text:style-name="T46"> </text:span><text:span text:style-name="T60">0</text:span><text:span text:style-name="T46">) {</text:span></text:p>
      <text:p text:style-name="P50"><text:span text:style-name="T70">19 <text:s/></text:span><text:span text:style-name="T46"><text:s text:c="8"/>println(</text:span><text:span text:style-name="T62">"Третья точка находится в первой четверти"</text:span><text:span text:style-name="T46">);</text:span></text:p>
      <text:p text:style-name="P50"><text:span text:style-name="T70">20 <text:s/></text:span><text:span text:style-name="T46"><text:s text:c="4"/>}</text:span><text:span text:style-name="T57">else</text:span><text:span text:style-name="T46"> {</text:span></text:p>
      <text:p text:style-name="P50"><text:span text:style-name="T70">21 <text:s/></text:span><text:span text:style-name="T46"><text:s text:c="8"/>println(</text:span><text:span text:style-name="T62">"Третья точка не находится в первой четверти"</text:span><text:span text:style-name="T46">);</text:span></text:p>
      <text:p text:style-name="P50"><text:span text:style-name="T70">22 <text:s/></text:span><text:span text:style-name="T46"><text:s text:c="4"/>}</text:span></text:p>
      <text:p text:style-name="P52"><text:span text:style-name="T70">23 <text:s/></text:span><text:span text:style-name="T73">}</text:span></text:p>
      <text:list xml:id="list3200044034" text:style-name="Нумерация_20_кода">
        <text:list-header>
          <text:p text:style-name="P31"/>
          <text:p text:style-name="P27"/>
        </text:list-header>
      </text:list>
      <text:p text:style-name="P19"><text:soft-page-break/>Консольный вывод:</text:p>
      <text:p text:style-name="Вывод_20_текст_20_в_20_консоли">Первая точка не находится в первой четверти</text:p>
      <text:p text:style-name="Вывод_20_текст_20_в_20_консоли">Вторая точка не находится в первой четверти</text:p>
      <text:p text:style-name="P42">Третья точка не находится в первой четверти</text:p>
      <text:h text:style-name="Heading_20_2" text:outline-level="2">Модуль 3.1</text:h>
      <text:p text:style-name="P39"><text:span text:style-name="T22">Задание: </text:span><text:span text:style-name="T30">Д</text:span><text:span text:style-name="T27">ано целое число </text:span><text:span text:style-name="T35">N </text:span><text:span text:style-name="T27">(&gt; 2) и две вещественные точки на числовой оси: </text:span><text:span text:style-name="T35">A</text:span><text:span text:style-name="T27">,</text:span></text:p>
      <text:p text:style-name="P33" loext:marker-style-name="T27"><text:span text:style-name="T35">B </text:span><text:span text:style-name="T27">(</text:span><text:span text:style-name="T35">A </text:span><text:span text:style-name="T27">&lt; </text:span><text:span text:style-name="T35">B</text:span><text:span text:style-name="T27">). Функция </text:span><text:span text:style-name="T35">F(X) </text:span><text:span text:style-name="T27">задана формулой </text:span><text:span text:style-name="T35">F(X) </text:span><text:span text:style-name="T27">= 1 – sin(</text:span><text:span text:style-name="T35">X</text:span><text:span text:style-name="T27">). Найти значе-</text:span></text:p>
      <text:p text:style-name="P33" loext:marker-style-name="T27"><text:span text:style-name="T27">ния функции </text:span><text:span text:style-name="T35">F </text:span><text:span text:style-name="T27">в </text:span><text:span text:style-name="T35">N </text:span><text:span text:style-name="T27">равноотстоящих точках, образующих разбиение</text:span></text:p>
      <text:p text:style-name="P12"><text:span text:style-name="T27">отрезка [</text:span><text:span text:style-name="T35">A</text:span><text:span text:style-name="T27">, </text:span><text:span text:style-name="T35">B</text:span><text:span text:style-name="T27">]: </text:span><text:span text:style-name="T35">F(A)</text:span><text:span text:style-name="T27">, </text:span><text:span text:style-name="T35">F</text:span><text:span text:style-name="T27">(</text:span><text:span text:style-name="T35">A </text:span><text:span text:style-name="T27">+ </text:span><text:span text:style-name="T35">H</text:span><text:span text:style-name="T27">), </text:span><text:span text:style-name="T35">F</text:span><text:span text:style-name="T27">(</text:span><text:span text:style-name="T35">A </text:span><text:span text:style-name="T27">+ 2</text:span><text:span text:style-name="T35">H</text:span><text:span text:style-name="T27">),... , </text:span><text:span text:style-name="T35">F(B)</text:span><text:span text:style-name="T27">.</text:span></text:p>
      <text:p text:style-name="Листинг"><text:s/>Листинг 3. Main.kt</text:p>
      <text:p text:style-name="P40"><text:span text:style-name="T70"><text:s/><text:tab/>1 <text:s/></text:span><text:span text:style-name="T40">fun</text:span><text:span text:style-name="T47"> </text:span><text:span text:style-name="T55">main</text:span><text:span text:style-name="T47">() {</text:span></text:p>
      <text:p text:style-name="P51"><text:span text:style-name="T68"><text:s/>2 <text:s/></text:span><text:span text:style-name="T43"><text:s text:c="4"/>print(</text:span><text:span text:style-name="T61">"a = "</text:span><text:span text:style-name="T43">);</text:span></text:p>
      <text:p text:style-name="P51"><text:span text:style-name="T68"><text:s/>3 <text:s/></text:span><text:span text:style-name="T43"><text:s text:c="4"/></text:span><text:span text:style-name="T38">val</text:span><text:span text:style-name="T43"> </text:span><text:span text:style-name="T38">a</text:span><text:span text:style-name="T43"> </text:span><text:span text:style-name="T56">=</text:span><text:span text:style-name="T43"> readln().</text:span><text:span text:style-name="T53">toDouble</text:span><text:span text:style-name="T43">();</text:span></text:p>
      <text:p text:style-name="P51"><text:span text:style-name="T68"><text:s/>4 <text:s/></text:span><text:span text:style-name="T43"><text:s text:c="4"/>print(</text:span><text:span text:style-name="T61">"b = "</text:span><text:span text:style-name="T43">);</text:span></text:p>
      <text:p text:style-name="P51"><text:span text:style-name="T68"><text:s/>5 <text:s/></text:span><text:span text:style-name="T43"><text:s text:c="4"/></text:span><text:span text:style-name="T38">val</text:span><text:span text:style-name="T43"> </text:span><text:span text:style-name="T38">b</text:span><text:span text:style-name="T43"> </text:span><text:span text:style-name="T56">=</text:span><text:span text:style-name="T43"> readln().</text:span><text:span text:style-name="T53">toDouble</text:span><text:span text:style-name="T43">();</text:span></text:p>
      <text:p text:style-name="P51"><text:span text:style-name="T68"><text:s/>6 <text:s/></text:span><text:span text:style-name="T43"><text:s text:c="4"/>print(</text:span><text:span text:style-name="T61">"n = "</text:span><text:span text:style-name="T43">);</text:span></text:p>
      <text:p text:style-name="P51"><text:span text:style-name="T68"><text:s/>7 <text:s/></text:span><text:span text:style-name="T43"><text:s text:c="4"/></text:span><text:span text:style-name="T38">val</text:span><text:span text:style-name="T43"> </text:span><text:span text:style-name="T38">n</text:span><text:span text:style-name="T43"> </text:span><text:span text:style-name="T56">=</text:span><text:span text:style-name="T43"> readln().</text:span><text:span text:style-name="T53">toInt</text:span><text:span text:style-name="T43">();</text:span></text:p>
      <text:p text:style-name="P51"><text:span text:style-name="T68"><text:s/>8 <text:s/></text:span><text:span text:style-name="T43"><text:s text:c="4"/></text:span><text:span text:style-name="T38">val</text:span><text:span text:style-name="T43"> </text:span><text:span text:style-name="T38">h</text:span><text:span text:style-name="T43">: </text:span><text:span text:style-name="T37">Double</text:span><text:span text:style-name="T43"> </text:span><text:span text:style-name="T56">=</text:span><text:span text:style-name="T43"> (b </text:span><text:span text:style-name="T56">-</text:span><text:span text:style-name="T43"> a) </text:span><text:span text:style-name="T56">/</text:span><text:span text:style-name="T43"> n;</text:span></text:p>
      <text:p text:style-name="P51"><text:span text:style-name="T68"><text:s/>9 <text:s/></text:span><text:span text:style-name="T43"><text:s text:c="4"/></text:span><text:span text:style-name="T56">for</text:span><text:span text:style-name="T43"> (i </text:span><text:span text:style-name="T56">in</text:span><text:span text:style-name="T43"> </text:span><text:span text:style-name="T59">0.</text:span><text:span text:style-name="T43">.</text:span><text:span text:style-name="T53">n</text:span><text:span text:style-name="T43">) {</text:span></text:p>
      <text:p text:style-name="P51"><text:span text:style-name="T68">10 <text:s/></text:span><text:span text:style-name="T43"><text:s text:c="8"/></text:span><text:span text:style-name="T38">var</text:span><text:span text:style-name="T43"> </text:span><text:span text:style-name="T38">result</text:span><text:span text:style-name="T43"> </text:span><text:span text:style-name="T56">=</text:span><text:span text:style-name="T43"> (a </text:span><text:span text:style-name="T56">+</text:span><text:span text:style-name="T43"> i) </text:span><text:span text:style-name="T56">*</text:span><text:span text:style-name="T43"> h;</text:span></text:p>
      <text:p text:style-name="P51"><text:span text:style-name="T68">11 <text:s/></text:span><text:span text:style-name="T43"><text:s text:c="8"/></text:span><text:span text:style-name="T38">var</text:span><text:span text:style-name="T43"> </text:span><text:span text:style-name="T38">res</text:span><text:span text:style-name="T43"> </text:span><text:span text:style-name="T56">=</text:span><text:span text:style-name="T43"> </text:span><text:span text:style-name="T37">String</text:span><text:span text:style-name="T43">.</text:span><text:span text:style-name="T53">format</text:span><text:span text:style-name="T43">(</text:span><text:span text:style-name="T61">"%.2f"</text:span><text:span text:style-name="T43">, result)</text:span></text:p>
      <text:p text:style-name="P51"><text:span text:style-name="T68">12 <text:s/></text:span><text:span text:style-name="T43"><text:s text:c="8"/>println(res);</text:span></text:p>
      <text:p text:style-name="P51"><text:span text:style-name="T68">13 <text:s/></text:span><text:span text:style-name="T43"><text:s text:c="4"/>}</text:span></text:p>
      <text:p text:style-name="P53"><text:span text:style-name="T68">14 <text:s/></text:span>}</text:p>
      <text:list xml:id="list182156903259690" text:continue-numbering="true" text:style-name="Нумерация_20_кода">
        <text:list-header>
          <text:p text:style-name="P28"/>
        </text:list-header>
      </text:list>
      <text:p text:style-name="P20">Консольный вывод:</text:p>
      <text:p text:style-name="Вывод_20_текст_20_в_20_консоли">a = 1</text:p>
      <text:p text:style-name="Вывод_20_текст_20_в_20_консоли">b = 10</text:p>
      <text:p text:style-name="Вывод_20_текст_20_в_20_консоли">n = 10</text:p>
      <text:p text:style-name="Вывод_20_текст_20_в_20_консоли">0,90</text:p>
      <text:p text:style-name="Вывод_20_текст_20_в_20_консоли">1,80</text:p>
      <text:p text:style-name="Вывод_20_текст_20_в_20_консоли">2,70</text:p>
      <text:p text:style-name="Вывод_20_текст_20_в_20_консоли"><text:soft-page-break/>3,60</text:p>
      <text:p text:style-name="Вывод_20_текст_20_в_20_консоли">4,50</text:p>
      <text:p text:style-name="Вывод_20_текст_20_в_20_консоли">5,40</text:p>
      <text:p text:style-name="Вывод_20_текст_20_в_20_консоли">6,30</text:p>
      <text:p text:style-name="Вывод_20_текст_20_в_20_консоли">7,20</text:p>
      <text:p text:style-name="Вывод_20_текст_20_в_20_консоли">8,10</text:p>
      <text:p text:style-name="Вывод_20_текст_20_в_20_консоли">9,00</text:p>
      <text:p text:style-name="P43">9,90</text:p>
      <text:h text:style-name="Heading_20_2" text:outline-level="2">Модуль 3.<text:span text:style-name="T13">2</text:span></text:h>
      <text:p text:style-name="P13"><text:span text:style-name="T20">Задание: </text:span><text:span text:style-name="T30">Д</text:span><text:span text:style-name="T27">ано натуральное число </text:span><text:span text:style-name="T35">n</text:span><text:span text:style-name="T27">. Получить все простые делители этого числа.</text:span></text:p>
      <text:p text:style-name="P48">Листинг <text:span text:style-name="T13">4</text:span>. <text:span text:style-name="T13">Main.kt</text:span></text:p>
      <text:p text:style-name="P50"><text:span text:style-name="T69"><text:s/>1 <text:s/></text:span><text:span text:style-name="T38">fun</text:span><text:span text:style-name="T43"> </text:span><text:span text:style-name="T53">main</text:span><text:span text:style-name="T43">() {</text:span></text:p>
      <text:p text:style-name="P50"><text:span text:style-name="T69"><text:s/>2 <text:s/></text:span><text:span text:style-name="T43"><text:s text:c="4"/>print(</text:span><text:span text:style-name="T61">"a = "</text:span><text:span text:style-name="T43">);</text:span></text:p>
      <text:p text:style-name="P50"><text:span text:style-name="T69"><text:s/>3 <text:s/></text:span><text:span text:style-name="T43"><text:s text:c="4"/></text:span><text:span text:style-name="T38">var</text:span><text:span text:style-name="T43"> </text:span><text:span text:style-name="T38">a</text:span><text:span text:style-name="T43"> </text:span><text:span text:style-name="T56">=</text:span><text:span text:style-name="T43"> readln().</text:span><text:span text:style-name="T53">toInt</text:span><text:span text:style-name="T43">();</text:span></text:p>
      <text:p text:style-name="P50"><text:span text:style-name="T69"><text:s/>4 <text:s/></text:span><text:span text:style-name="T43"><text:s text:c="4"/></text:span><text:span text:style-name="T38">val</text:span><text:span text:style-name="T43"> </text:span><text:span text:style-name="T38">results</text:span><text:span text:style-name="T43"> </text:span><text:span text:style-name="T56">=</text:span><text:span text:style-name="T43"> mutableListOf</text:span><text:span text:style-name="T56">&lt;</text:span><text:span text:style-name="T37">Int</text:span><text:span text:style-name="T56">&gt;</text:span><text:span text:style-name="T43">();</text:span></text:p>
      <text:p text:style-name="P50"><text:span text:style-name="T69"><text:s/>5 <text:s/></text:span><text:span text:style-name="T43"><text:s text:c="4"/></text:span><text:span text:style-name="T38">var</text:span><text:span text:style-name="T43"> </text:span><text:span text:style-name="T38">d</text:span><text:span text:style-name="T43"> </text:span><text:span text:style-name="T56">=</text:span><text:span text:style-name="T43"> </text:span><text:span text:style-name="T59">2</text:span><text:span text:style-name="T43">;</text:span></text:p>
      <text:p text:style-name="P50"><text:span text:style-name="T69"><text:s/>6 <text:s/></text:span><text:span text:style-name="T43"><text:s text:c="4"/></text:span><text:span text:style-name="T56">while</text:span><text:span text:style-name="T43"> (d </text:span><text:span text:style-name="T56">*</text:span><text:span text:style-name="T43"> d </text:span><text:span text:style-name="T56">&lt;=</text:span><text:span text:style-name="T43"> a) {</text:span></text:p>
      <text:p text:style-name="P50"><text:span text:style-name="T69"><text:s/>7 <text:s/></text:span><text:span text:style-name="T43"><text:s text:c="8"/></text:span><text:span text:style-name="T56">if</text:span><text:span text:style-name="T43"> (a </text:span><text:span text:style-name="T56">%</text:span><text:span text:style-name="T43"> d </text:span><text:span text:style-name="T56">==</text:span><text:span text:style-name="T43"> </text:span><text:span text:style-name="T59">0</text:span><text:span text:style-name="T43">) {</text:span></text:p>
      <text:p text:style-name="P50"><text:span text:style-name="T69"><text:s/>8 <text:s/></text:span><text:span text:style-name="T43"><text:s text:c="12"/>results.</text:span><text:span text:style-name="T53">add</text:span><text:span text:style-name="T43">(d);</text:span></text:p>
      <text:p text:style-name="P50"><text:span text:style-name="T69"><text:s/>9 <text:s/></text:span><text:span text:style-name="T43"><text:s text:c="12"/>a </text:span><text:span text:style-name="T56">/=</text:span><text:span text:style-name="T43"> d;</text:span></text:p>
      <text:p text:style-name="P50"><text:span text:style-name="T69">10 <text:s/></text:span><text:span text:style-name="T43"><text:s text:c="8"/>}</text:span></text:p>
      <text:p text:style-name="P50"><text:span text:style-name="T69">11 <text:s/></text:span><text:span text:style-name="T43"><text:s text:c="8"/></text:span><text:span text:style-name="T56">else</text:span><text:span text:style-name="T43"> {</text:span></text:p>
      <text:p text:style-name="P50"><text:span text:style-name="T69">12 <text:s/></text:span><text:span text:style-name="T43"><text:s text:c="12"/>d </text:span><text:span text:style-name="T56">+=</text:span><text:span text:style-name="T43"> </text:span><text:span text:style-name="T59">1</text:span><text:span text:style-name="T43">;</text:span></text:p>
      <text:p text:style-name="P50"><text:span text:style-name="T69">13 <text:s/></text:span><text:span text:style-name="T43"><text:s text:c="8"/>}</text:span></text:p>
      <text:p text:style-name="P50"><text:span text:style-name="T69">14 <text:s/></text:span><text:span text:style-name="T43"><text:s text:c="4"/>}</text:span></text:p>
      <text:p text:style-name="P50"><text:span text:style-name="T69">15 <text:s/></text:span><text:span text:style-name="T43"><text:s text:c="4"/></text:span><text:span text:style-name="T56">if</text:span><text:span text:style-name="T43"> (a </text:span><text:span text:style-name="T56">&gt;</text:span><text:span text:style-name="T43"> </text:span><text:span text:style-name="T59">1</text:span><text:span text:style-name="T43">) {</text:span></text:p>
      <text:p text:style-name="P50"><text:span text:style-name="T69">16 <text:s/></text:span><text:span text:style-name="T43"><text:s text:c="8"/>results.</text:span><text:span text:style-name="T53">add</text:span><text:span text:style-name="T43">(a);</text:span></text:p>
      <text:p text:style-name="P50"><text:span text:style-name="T69">17 <text:s/></text:span><text:span text:style-name="T43"><text:s text:c="4"/>}</text:span></text:p>
      <text:p text:style-name="P50"><text:span text:style-name="T69">18 <text:s/></text:span><text:span text:style-name="T43"><text:s text:c="4"/>println("</text:span><text:span text:style-name="T50">Dividers of this number: $</text:span><text:span text:style-name="T43">results");</text:span></text:p>
      <text:p text:style-name="P52"><text:span text:style-name="T69">19 <text:s/></text:span>}</text:p>
      <text:p text:style-name="P21">Консольный вывод:</text:p>
      <text:p text:style-name="Вывод_20_текст_20_в_20_консоли">a = 30</text:p>
      <text:p text:style-name="P44"><text:soft-page-break/>D<text:span text:style-name="T18">ividers</text:span> of this number: [2, 3, 5]</text:p>
      <text:h text:style-name="Heading_20_2" text:outline-level="2">Модуль <text:span text:style-name="T13">4.1</text:span></text:h>
      <text:p text:style-name="P41"><text:span text:style-name="T22">Задание: </text:span><text:span text:style-name="T31">В</text:span><text:span text:style-name="T27">вести массив, состоящий из 15 элементов целого типа. Определить</text:span></text:p>
      <text:p text:style-name="P33" loext:marker-style-name="T27"><text:span text:style-name="T27">количество отрицательных, произведение положительных и количество</text:span></text:p>
      <text:p text:style-name="P37"><text:span text:style-name="T27">нулевых элементов.</text:span></text:p>
      <text:p text:style-name="P49">Листинг <text:span text:style-name="T15">5</text:span>. <text:span text:style-name="T14">Main.kt</text:span></text:p>
      <text:p text:style-name="P50"><text:span text:style-name="T69"><text:s/>1 <text:s/></text:span><text:span text:style-name="T56">import</text:span><text:span text:style-name="T43"> kotlin.math.roundToInt</text:span></text:p>
      <text:p text:style-name="P54"><text:s/>2 <text:s/></text:p>
      <text:p text:style-name="P50"><text:span text:style-name="T69"><text:s/>3 <text:s/></text:span><text:span text:style-name="T38">fun</text:span><text:span text:style-name="T43"> </text:span><text:span text:style-name="T53">main</text:span><text:span text:style-name="T43">()</text:span></text:p>
      <text:p text:style-name="P52"><text:span text:style-name="T69"><text:s/>4 <text:s/></text:span>{</text:p>
      <text:p text:style-name="P50"><text:span text:style-name="T69"><text:s/>5 <text:s/></text:span><text:span text:style-name="T43"><text:s text:c="4"/></text:span><text:span text:style-name="T38">val</text:span><text:span text:style-name="T43"> </text:span><text:span text:style-name="T38">mas</text:span><text:span text:style-name="T43"> </text:span><text:span text:style-name="T56">=</text:span><text:span text:style-name="T43"> intArrayOf(</text:span><text:span text:style-name="T59">15</text:span><text:span text:style-name="T43">);</text:span></text:p>
      <text:p text:style-name="P50"><text:span text:style-name="T69"><text:s/>6 <text:s/></text:span><text:span text:style-name="T43"><text:s text:c="4"/></text:span><text:span text:style-name="T38">var</text:span><text:span text:style-name="T43"> </text:span><text:span text:style-name="T38">Count</text:span><text:span text:style-name="T43"> </text:span><text:span text:style-name="T56">=</text:span><text:span text:style-name="T43"> </text:span><text:span text:style-name="T59">0</text:span><text:span text:style-name="T43">;</text:span></text:p>
      <text:p text:style-name="P50"><text:span text:style-name="T69"><text:s/>7 <text:s/></text:span><text:span text:style-name="T43"><text:s text:c="4"/></text:span><text:span text:style-name="T38">var</text:span><text:span text:style-name="T43"> </text:span><text:span text:style-name="T38">Multiplication</text:span><text:span text:style-name="T43"> </text:span><text:span text:style-name="T56">=</text:span><text:span text:style-name="T43"> </text:span><text:span text:style-name="T59">1</text:span><text:span text:style-name="T43">;</text:span></text:p>
      <text:p text:style-name="P50"><text:span text:style-name="T69"><text:s/>8 <text:s/></text:span><text:span text:style-name="T43"><text:s text:c="4"/></text:span><text:span text:style-name="T38">var</text:span><text:span text:style-name="T43"> </text:span><text:span text:style-name="T38">CountOfZeros</text:span><text:span text:style-name="T43"> </text:span><text:span text:style-name="T56">=</text:span><text:span text:style-name="T43"> </text:span><text:span text:style-name="T59">0</text:span><text:span text:style-name="T43">;</text:span></text:p>
      <text:p text:style-name="P50"><text:span text:style-name="T69"><text:s/>9 <text:s/></text:span><text:span text:style-name="T43"><text:s text:c="4"/></text:span><text:span text:style-name="T56">for</text:span><text:span text:style-name="T43"> (i </text:span><text:span text:style-name="T56">in</text:span><text:span text:style-name="T43"> mas.</text:span><text:span text:style-name="T53">indices</text:span><text:span text:style-name="T43">) {</text:span></text:p>
      <text:p text:style-name="P50"><text:span text:style-name="T69">10 <text:s/></text:span><text:span text:style-name="T43"><text:s text:c="8"/>mas</text:span><text:span text:style-name="T56">[</text:span><text:span text:style-name="T43">i</text:span><text:span text:style-name="T56">]</text:span><text:span text:style-name="T43"> </text:span><text:span text:style-name="T56">=</text:span><text:span text:style-name="T43"> Math.</text:span><text:span text:style-name="T53">random</text:span><text:span text:style-name="T43">().</text:span><text:span text:style-name="T53">roundToInt</text:span><text:span text:style-name="T43">()</text:span></text:p>
      <text:p text:style-name="P50"><text:span text:style-name="T69">11 <text:s/></text:span><text:span text:style-name="T43"><text:s text:c="8"/></text:span><text:span text:style-name="T56">if</text:span><text:span text:style-name="T43"> (mas</text:span><text:span text:style-name="T56">[</text:span><text:span text:style-name="T43">i</text:span><text:span text:style-name="T56">]</text:span><text:span text:style-name="T43"> </text:span><text:span text:style-name="T56">&lt;</text:span><text:span text:style-name="T43"> </text:span><text:span text:style-name="T59">0</text:span><text:span text:style-name="T43">) </text:span><text:span text:style-name="T56">++</text:span><text:span text:style-name="T43">Count;</text:span></text:p>
      <text:p text:style-name="P50"><text:span text:style-name="T69">12 <text:s/></text:span><text:span text:style-name="T43"><text:s text:c="8"/></text:span><text:span text:style-name="T56">if</text:span><text:span text:style-name="T43"> (mas</text:span><text:span text:style-name="T56">[</text:span><text:span text:style-name="T43">i</text:span><text:span text:style-name="T56">]</text:span><text:span text:style-name="T43"> </text:span><text:span text:style-name="T56">==</text:span><text:span text:style-name="T43"> </text:span><text:span text:style-name="T59">0</text:span><text:span text:style-name="T43">) </text:span><text:span text:style-name="T56">++</text:span><text:span text:style-name="T43">CountOfZeros;</text:span></text:p>
      <text:p text:style-name="P50"><text:span text:style-name="T69">13 <text:s/></text:span><text:span text:style-name="T43"><text:s text:c="8"/></text:span><text:span text:style-name="T56">if</text:span><text:span text:style-name="T43"> (mas</text:span><text:span text:style-name="T56">[</text:span><text:span text:style-name="T43">i</text:span><text:span text:style-name="T56">]</text:span><text:span text:style-name="T43"> </text:span><text:span text:style-name="T56">&gt;</text:span><text:span text:style-name="T43"> </text:span><text:span text:style-name="T59">0</text:span><text:span text:style-name="T43">)</text:span></text:p>
      <text:p text:style-name="P50"><text:span text:style-name="T69">14 <text:s/></text:span><text:span text:style-name="T43"><text:s text:c="8"/>{</text:span></text:p>
      <text:p text:style-name="P50"><text:span text:style-name="T69">15 <text:s/></text:span><text:span text:style-name="T43"><text:s text:c="12"/>Multiplication </text:span><text:span text:style-name="T56">*=</text:span><text:span text:style-name="T43"> mas</text:span><text:span text:style-name="T56">[</text:span><text:span text:style-name="T43">i</text:span><text:span text:style-name="T56">]</text:span><text:span text:style-name="T43">;</text:span></text:p>
      <text:p text:style-name="P50"><text:span text:style-name="T69">16 <text:s/></text:span><text:span text:style-name="T43"><text:s text:c="8"/>}</text:span></text:p>
      <text:p text:style-name="P50"><text:span text:style-name="T69">17 <text:s/></text:span><text:span text:style-name="T43"><text:s text:c="4"/>}</text:span></text:p>
      <text:p text:style-name="P50"><text:span text:style-name="T69">18 <text:s/></text:span><text:span text:style-name="T43"><text:s text:c="4"/>print(</text:span><text:span text:style-name="T61">"Кол-во отрицательных чисел: $</text:span><text:span text:style-name="T43">Count</text:span><text:span text:style-name="T61">\t"</text:span><text:span text:style-name="T43"> </text:span><text:span text:style-name="T56">+</text:span></text:p>
      <text:p text:style-name="P50"><text:span text:style-name="T69">19 <text:s/></text:span><text:span text:style-name="T43"><text:s text:c="12"/></text:span><text:span text:style-name="T61">"Кол-во нулей: $</text:span><text:span text:style-name="T43">CountOfZeros</text:span><text:span text:style-name="T61">\t"</text:span><text:span text:style-name="T43"> </text:span><text:span text:style-name="T56">+</text:span></text:p>
      <text:p text:style-name="P50"><text:span text:style-name="T69">20 <text:s/></text:span><text:span text:style-name="T43"><text:s text:c="12"/></text:span><text:span text:style-name="T61">"Произведение положительных чисел: $</text:span><text:span text:style-name="T43">Multiplication</text:span><text:span text:style-name="T61">"</text:span><text:span text:style-name="T43">);</text:span></text:p>
      <text:p text:style-name="P52"><text:span text:style-name="T69">21 <text:s/></text:span>}</text:p>
      <text:list text:continue-numbering="true" text:style-name="Нумерация_20_кода">
        <text:list-header>
          <text:p text:style-name="P32"/>
          <text:p text:style-name="P29"/>
        </text:list-header>
      </text:list>
      <text:p text:style-name="P22">Консольный вывод:</text:p>
      <text:p text:style-name="Вывод_20_текст_20_в_20_консоли">Кол-во отрицательных чисел: <text:span text:style-name="T74">3</text:span> <text:s text:c="2"/>Кол-во нулей: 1 Произведение положительных чисел: <text:span text:style-name="T74">340</text:span></text:p>
      <text:p text:style-name="P15">Модуль <text:span text:style-name="T24">5.1</text:span></text:p>
      <text:p text:style-name="P38"><text:span text:style-name="T20">Задание: </text:span><text:span text:style-name="T24">Рассчитать значение </text:span><text:span text:style-name="T16">z=min(2a,b+a)+min(2a-b,b) </text:span><text:span text:style-name="T24">определив и использовав функцию </text:span><text:span text:style-name="T16">Min(x,y)- </text:span><text:span text:style-name="T24">минимальное из двух значений.</text:span></text:p>
      <text:p text:style-name="Листинг">Листинг <text:span text:style-name="T17">6</text:span>. <text:span text:style-name="T14">Main.kt</text:span></text:p>
      <text:p text:style-name="P51"><text:span text:style-name="T68">1 <text:s/></text:span><text:span text:style-name="T56">import</text:span><text:span text:style-name="T43"> kotlin.math.min</text:span></text:p>
      <text:p text:style-name="P51"><text:span text:style-name="T68">2 <text:s/></text:span><text:span text:style-name="T38">fun</text:span><text:span text:style-name="T43"> </text:span><text:span text:style-name="T53">main</text:span><text:span text:style-name="T43">() {</text:span></text:p>
      <text:p text:style-name="P51"><text:span text:style-name="T72">3 <text:s/></text:span><text:span text:style-name="T52"><text:s text:c="4"/>print(</text:span><text:span text:style-name="T66">"a = "</text:span><text:span text:style-name="T52">);</text:span></text:p>
      <text:p text:style-name="P51"><text:span text:style-name="T68">4 <text:s/></text:span><text:span text:style-name="T43"><text:s text:c="4"/></text:span><text:span text:style-name="T38">val</text:span><text:span text:style-name="T43"> </text:span><text:span text:style-name="T38">a</text:span><text:span text:style-name="T43"> </text:span><text:span text:style-name="T56">=</text:span><text:span text:style-name="T43"> readln().</text:span><text:span text:style-name="T53">toInt</text:span><text:span text:style-name="T43">();</text:span></text:p>
      <text:p text:style-name="P51"><text:span text:style-name="T68">5 <text:s/></text:span><text:span text:style-name="T43"><text:s text:c="4"/>print(</text:span><text:span text:style-name="T61">"b = "</text:span><text:span text:style-name="T43">);</text:span></text:p>
      <text:p text:style-name="P51"><text:span text:style-name="T68">6 <text:s/></text:span><text:span text:style-name="T43"><text:s text:c="4"/></text:span><text:span text:style-name="T38">val</text:span><text:span text:style-name="T43"> </text:span><text:span text:style-name="T38">b</text:span><text:span text:style-name="T43"> </text:span><text:span text:style-name="T56">=</text:span><text:span text:style-name="T43"> readln().</text:span><text:span text:style-name="T53">toInt</text:span><text:span text:style-name="T43">();</text:span></text:p>
      <text:p text:style-name="P51"><text:span text:style-name="T68">7 <text:s/></text:span><text:span text:style-name="T43"><text:s text:c="4"/></text:span><text:span text:style-name="T38">val</text:span><text:span text:style-name="T43"> </text:span><text:span text:style-name="T42">z</text:span><text:span text:style-name="T43"> </text:span><text:span text:style-name="T56">=</text:span><text:span text:style-name="T43"> min(</text:span><text:span text:style-name="T59">2 </text:span><text:span text:style-name="T56">* </text:span><text:span text:style-name="T43">a, b </text:span><text:span text:style-name="T56">+ </text:span><text:span text:style-name="T43">a)</text:span><text:span text:style-name="T56">+</text:span><text:span text:style-name="T43">min(</text:span><text:span text:style-name="T59">2 </text:span><text:span text:style-name="T56">* </text:span><text:span text:style-name="T43">a </text:span><text:span text:style-name="T56">- </text:span><text:span text:style-name="T43">b, b);</text:span></text:p>
      <text:p text:style-name="P51"><text:span text:style-name="T68">8 <text:s/></text:span><text:span text:style-name="T43"><text:s text:c="4"/>println(</text:span><text:span text:style-name="T61">"</text:span><text:span text:style-name="T65">z</text:span><text:span text:style-name="T61"> = $</text:span><text:span text:style-name="T51">z</text:span><text:span text:style-name="T61">"</text:span><text:span text:style-name="T43">);</text:span></text:p>
      <text:p text:style-name="P51"><text:span text:style-name="T68">9 <text:s/></text:span><text:span text:style-name="T43">}</text:span> </text:p>
      <text:list text:continue-numbering="true" text:style-name="Нумерация_20_кода">
        <text:list-header>
          <text:p text:style-name="P30"/>
        </text:list-header>
      </text:list>
      <text:p text:style-name="P23">Консольный вывод:</text:p>
      <text:p text:style-name="Вывод_20_текст_20_в_20_консоли">Введите значения:</text:p>
      <text:p text:style-name="Вывод_20_текст_20_в_20_консоли"><text:span text:style-name="T19">a</text:span> = <text:span text:style-name="T19">15</text:span></text:p>
      <text:p text:style-name="Вывод_20_текст_20_в_20_консоли"><text:span text:style-name="T19">b</text:span> = <text:span text:style-name="T19">9</text:span></text:p>
      <text:p text:style-name="Вывод_20_текст_20_в_20_консоли"><text:span text:style-name="T19">z</text:span> = <text:span text:style-name="T19">33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ItalicMT" svg:font-family="TimesNewRomanPS-ItalicMT" style:font-family-generic="roman"/>
    <style:font-face style:name="TimesNewRomanPSMT" svg:font-family="TimesNewRomanPSMT" style:font-family-generic="roman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8H26M17S</meta:editing-duration>
    <meta:editing-cycles>67</meta:editing-cycles>
    <meta:generator>LibreOffice/24.2.1.2$Windows_X86_64 LibreOffice_project/db4def46b0453cc22e2d0305797cf981b68ef5ac</meta:generator>
    <dc:title>Реферат ГОСТ</dc:title>
    <dc:date>2024-09-10T18:21:55.889000000</dc:date>
    <meta:document-statistic meta:table-count="0" meta:image-count="0" meta:object-count="0" meta:page-count="7" meta:paragraph-count="166" meta:word-count="765" meta:character-count="4551" meta:non-whitespace-character-count="3373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